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d1cf" officeooo:paragraph-rsid="0000d1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--------------------------------------------------- </text:p>
      <text:p text:style-name="P1"><text:s text:c="5"/>Assignment 1 </text:p>
      <text:p text:style-name="P1">--------------------------------------------------- </text:p>
      <text:p text:style-name="P1"/>
      <text:p text:style-name="P1">The main aim of assignment 1 is to implement the Pastry and Chord </text:p>
      <text:p text:style-name="P1">Algorithms. Students can do this in a group of 2. </text:p>
      <text:p text:style-name="P1"/>
      <text:p text:style-name="P1">1. Write a Chord and Pastry simulator. </text:p>
      <text:p text:style-name="P1">2. Use Matplotlib (www.matplotlib.org) to plot the graphs. </text:p>
      <text:p text:style-name="P1">3. Draw a diagram to depict the operation of Chord (in Inkscape, www.inkscape.org) </text:p>
      <text:p text:style-name="P1">4. Draw a diagram to explain the operation of Pastry (in Inkscape, www.inkscape.org) </text:p>
      <text:p text:style-name="P1">5. Save the diagrams in pdf (for both matplotlib and inkscape) </text:p>
      <text:p text:style-name="P1"/>
      <text:p text:style-name="P1">Graphs should show the following </text:p>
      <text:p text:style-name="P1">1. Compare the time per operation for Pastry and Chord </text:p>
      <text:p text:style-name="P1">2. Plot the average number of messages (or hops) vs the number of nodes for each operation type such as insert, delete and look-up </text:p>
      <text:p text:style-name="P1">3. Plot the routing/finger table occupancy vs the number of messages and number of nodes (you can consider a 3D plot) </text:p>
      <text:p text:style-name="P1">4. For Pastry, show us some insights regarding the efficacy of routing. How many times do you access the leaf set, neighbourhood </text:p>
      <text:p text:style-name="P1">table, and routing table? What percentage of these accesses are successful. How many times do you not find an entry in the routing table? </text:p>
      <text:p text:style-name="P1">5. For Chord, show us similar statistics for the efficacy of the finger table. </text:p>
      <text:p text:style-name="P1">6. Simulate faults in both the systems, and show us how you recover from faults. Modify the algorithms if required. </text:p>
      <text:p text:style-name="P1"/>
      <text:p text:style-name="P1">The assignment specifications have been kept deliberately vague such that you can make it crisp. Here are the points to remember: </text:p>
      <text:p text:style-name="P1">1) Choose your experimental parameters wisely, and try to justify the parameters. Most of the time, results are spurious because of unrealistic parameters. </text:p>
      <text:p text:style-name="P1">2) Plot the graphs correctly, and show something that you can defend with explanations. </text:p>
      <text:p text:style-name="P1">3) We place a lot of emphasis on how you interpret the results, and explain them from an intuitive or theoretical standpoint. An experiment </text:p>
      <text:p text:style-name="P1">without a theoretical justification has no value. </text:p>
      <text:p text:style-name="P1">4) Try to do more than what is specified. Be innovative, in that regard. </text:p>
      <text:p text:style-name="P1">5) In your report, everything matters: quality of figures, plots, text, spelling, grammar and the technical content. You can use the Linux utility </text:p>
      <text:p text:style-name="P1">ispell for making spelling checks. If you are unsure about the grammar, you can use MS word to check relevant portions of the document. </text:p>
      <text:p text:style-name="P1">6) You are encouraged to use references. Cite them properly (see this tutorial: https://www.economics.utoronto.ca/osborne/latex/BIBTEX.HTM) </text:p>
      <text:p text:style-name="P1"/>
      <text:p text:style-name="P1">Analyze the results and write a report using PDFLaTeX. Mail us the pdf file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21:52:43.218805949</meta:creation-date>
    <dc:date>2014-09-12T21:22:05.028116406</dc:date>
    <meta:editing-duration>P0D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28" meta:word-count="397" meta:character-count="2503" meta:non-whitespace-character-count="2101"/>
  </office:meta>
</office:document-meta>
</file>